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>
      <style:table-column-properties style:column-width="129pt" style:use-optimal-column-width="true"/>
    </style:style>
    <style:style style:name="ACOL-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 table:number-columns-repeated="2"/>
        <table:table-column table:style-name="ACOL-2"/>
        <table:table-column table:style-name="ACOL-0" table:number-columns-repeated="3"/>
        <table:table-column table:style-name="ACOL-1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84.280 MHz</text:p>
          </table:table-cell>
          <table:table-cell table:style-name="Gnumeric-default" office:value-type="float" office:value="84.280000000000001">
            <text:p>84.28</text:p>
          </table:table-cell>
          <table:table-cell table:style-name="Gnumeric-default" table:formula="of:=[.D3]*200/50" office:value-type="float" office:value="337.12">
            <text:p>337.12</text:p>
          </table:table-cell>
          <table:table-cell table:style-name="Gnumeric-default" office:value-type="float" office:value="10.734">
            <text:p>10.734</text:p>
          </table:table-cell>
          <table:table-cell table:style-name="Gnumeric-default" office:value-type="float" office:value="0.254">
            <text:p>0.254</text:p>
          </table:table-cell>
          <table:table-cell table:style-name="Gnumeric-default" office:value-type="float" office:value="13.847">
            <text:p>13.847</text:p>
          </table:table-cell>
          <table:table-cell table:style-name="Gnumeric-default" office:value-type="float" office:value="0.39800000000000002">
            <text:p>0.398</text:p>
          </table:table-cell>
          <table:table-cell table:style-name="Gnumeric-default" office:value-type="float" office:value="388">
            <text:p>388</text:p>
          </table:table-cell>
          <table:table-cell table:style-name="ACE-2" office:value-type="time" office:time-value="PT00H05M49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3.590 MHz</text:p>
          </table:table-cell>
          <table:table-cell table:style-name="Gnumeric-default" office:value-type="float" office:value="93.590000000000003">
            <text:p>93.59</text:p>
          </table:table-cell>
          <table:table-cell table:style-name="Gnumeric-default" table:formula="of:=[.D4]*200/50" office:value-type="float" office:value="374.36000000000001">
            <text:p>374.36</text:p>
          </table:table-cell>
          <table:table-cell table:style-name="Gnumeric-default" office:value-type="float" office:value="11.324">
            <text:p>11.324</text:p>
          </table:table-cell>
          <table:table-cell table:style-name="Gnumeric-default" office:value-type="float" office:value="0.17199999999999999">
            <text:p>0.172</text:p>
          </table:table-cell>
          <table:table-cell table:style-name="Gnumeric-default" office:value-type="float" office:value="14.215">
            <text:p>14.215</text:p>
          </table:table-cell>
          <table:table-cell table:style-name="Gnumeric-default" office:value-type="float" office:value="0.33300000000000002">
            <text:p>0.333</text:p>
          </table:table-cell>
          <table:table-cell table:style-name="Gnumeric-default" office:value-type="float" office:value="385">
            <text:p>385</text:p>
          </table:table-cell>
          <table:table-cell table:style-name="ACE-2" office:value-type="time" office:time-value="PT00H05M24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101.800 MHz</text:p>
          </table:table-cell>
          <table:table-cell table:style-name="Gnumeric-default" office:value-type="float" office:value="101.8">
            <text:p>101.8</text:p>
          </table:table-cell>
          <table:table-cell table:style-name="Gnumeric-default" table:formula="of:=[.D5]*200/50" office:value-type="float" office:value="407.19999999999999">
            <text:p>407.2</text:p>
          </table:table-cell>
          <table:table-cell table:style-name="Gnumeric-default" office:value-type="float" office:value="11.755000000000001">
            <text:p>11.755</text:p>
          </table:table-cell>
          <table:table-cell table:style-name="Gnumeric-default" office:value-type="float" office:value="0.249">
            <text:p>0.249</text:p>
          </table:table-cell>
          <table:table-cell table:style-name="Gnumeric-default" office:value-type="float" office:value="13.044">
            <text:p>13.044</text:p>
          </table:table-cell>
          <table:table-cell table:style-name="Gnumeric-default" office:value-type="float" office:value="0.371">
            <text:p>0.371</text:p>
          </table:table-cell>
          <table:table-cell table:style-name="Gnumeric-default" office:value-type="float" office:value="384">
            <text:p>384</text:p>
          </table:table-cell>
          <table:table-cell table:style-name="ACE-2" office:value-type="time" office:time-value="PT00H05M36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float" office:value="100.47">
            <text:p>100.47</text:p>
          </table:table-cell>
          <table:table-cell table:style-name="Gnumeric-default" office:value-type="string">
            <text:p>90.420 MHz</text:p>
          </table:table-cell>
          <table:table-cell table:style-name="Gnumeric-default" office:value-type="float" office:value="90.420000000000002">
            <text:p>90.42</text:p>
          </table:table-cell>
          <table:table-cell table:style-name="Gnumeric-default" table:formula="of:=[.D6]*200/50" office:value-type="float" office:value="361.68000000000001">
            <text:p>361.68</text:p>
          </table:table-cell>
          <table:table-cell table:style-name="Gnumeric-default" office:value-type="float" office:value="11.137">
            <text:p>11.137</text:p>
          </table:table-cell>
          <table:table-cell table:style-name="Gnumeric-default" office:value-type="float" office:value="0.26700000000000002">
            <text:p>0.267</text:p>
          </table:table-cell>
          <table:table-cell table:style-name="Gnumeric-default" office:value-type="float" office:value="14.407999999999999">
            <text:p>14.408</text:p>
          </table:table-cell>
          <table:table-cell table:style-name="Gnumeric-default" office:value-type="float" office:value="0.42599999999999999">
            <text:p>0.426</text:p>
          </table:table-cell>
          <table:table-cell table:style-name="Gnumeric-default" office:value-type="float" office:value="385">
            <text:p>385</text:p>
          </table:table-cell>
          <table:table-cell table:style-name="ACE-2" office:value-type="time" office:time-value="PT00H05M03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104.420 MHz</text:p>
          </table:table-cell>
          <table:table-cell table:style-name="Gnumeric-default" office:value-type="float" office:value="104.42">
            <text:p>104.42</text:p>
          </table:table-cell>
          <table:table-cell table:style-name="Gnumeric-default" table:formula="of:=[.D7]*200/50" office:value-type="float" office:value="417.68000000000001">
            <text:p>417.68</text:p>
          </table:table-cell>
          <table:table-cell table:style-name="Gnumeric-default" office:value-type="float" office:value="11.878">
            <text:p>11.878</text:p>
          </table:table-cell>
          <table:table-cell table:style-name="Gnumeric-default" office:value-type="float" office:value="0.17499999999999999">
            <text:p>0.175</text:p>
          </table:table-cell>
          <table:table-cell table:style-name="Gnumeric-default" office:value-type="float" office:value="14.509">
            <text:p>14.509</text:p>
          </table:table-cell>
          <table:table-cell table:style-name="Gnumeric-default" office:value-type="float" office:value="0.38600000000000001">
            <text:p>0.386</text:p>
          </table:table-cell>
          <table:table-cell table:style-name="Gnumeric-default" office:value-type="float" office:value="388">
            <text:p>388</text:p>
          </table:table-cell>
          <table:table-cell table:style-name="ACE-2" office:value-type="time" office:time-value="PT00H03M59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2.670 MHz</text:p>
          </table:table-cell>
          <table:table-cell table:style-name="Gnumeric-default" office:value-type="float" office:value="82.670000000000002">
            <text:p>82.67</text:p>
          </table:table-cell>
          <table:table-cell table:style-name="Gnumeric-default" table:formula="of:=[.D8]*200/50" office:value-type="float" office:value="330.68000000000001">
            <text:p>330.68</text:p>
          </table:table-cell>
          <table:table-cell table:style-name="Gnumeric-default" office:value-type="float" office:value="10.618">
            <text:p>10.618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13.632999999999999">
            <text:p>13.633</text:p>
          </table:table-cell>
          <table:table-cell table:style-name="Gnumeric-default" office:value-type="float" office:value="0.48399999999999999">
            <text:p>0.484</text:p>
          </table:table-cell>
          <table:table-cell table:style-name="Gnumeric-default" office:value-type="float" office:value="385">
            <text:p>385</text:p>
          </table:table-cell>
          <table:table-cell table:style-name="ACE-2" office:value-type="time" office:time-value="PT00H03M54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98.150 MHz</text:p>
          </table:table-cell>
          <table:table-cell table:style-name="Gnumeric-default" office:value-type="float" office:value="98.150000000000006">
            <text:p>98.15</text:p>
          </table:table-cell>
          <table:table-cell table:style-name="Gnumeric-default" table:formula="of:=[.D9]*200/50" office:value-type="float" office:value="392.60000000000002">
            <text:p>392.6</text:p>
          </table:table-cell>
          <table:table-cell table:style-name="Gnumeric-default" office:value-type="float" office:value="11.571999999999999">
            <text:p>11.572</text:p>
          </table:table-cell>
          <table:table-cell table:style-name="Gnumeric-default" office:value-type="float" office:value="0.14899999999999999">
            <text:p>0.149</text:p>
          </table:table-cell>
          <table:table-cell table:style-name="Gnumeric-default" office:value-type="float" office:value="14.571999999999999">
            <text:p>14.572</text:p>
          </table:table-cell>
          <table:table-cell table:style-name="Gnumeric-default" office:value-type="float" office:value="0.436">
            <text:p>0.436</text:p>
          </table:table-cell>
          <table:table-cell table:style-name="Gnumeric-default" office:value-type="float" office:value="383">
            <text:p>383</text:p>
          </table:table-cell>
          <table:table-cell table:style-name="ACE-2" office:value-type="time" office:time-value="PT00H03M59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float" office:value="100.41">
            <text:p>100.41</text:p>
          </table:table-cell>
          <table:table-cell table:style-name="Gnumeric-default" office:value-type="string">
            <text:p>85.980 MHz</text:p>
          </table:table-cell>
          <table:table-cell table:style-name="Gnumeric-default" office:value-type="float" office:value="85.980000000000004">
            <text:p>85.98</text:p>
          </table:table-cell>
          <table:table-cell table:style-name="Gnumeric-default" table:formula="of:=[.D10]*200/50" office:value-type="float" office:value="343.92000000000002">
            <text:p>343.92</text:p>
          </table:table-cell>
          <table:table-cell table:style-name="Gnumeric-default" office:value-type="float" office:value="10.851000000000001">
            <text:p>10.851</text:p>
          </table:table-cell>
          <table:table-cell table:style-name="Gnumeric-default" office:value-type="float" office:value="0.156">
            <text:p>0.156</text:p>
          </table:table-cell>
          <table:table-cell table:style-name="Gnumeric-default" office:value-type="float" office:value="12.962999999999999">
            <text:p>12.963</text:p>
          </table:table-cell>
          <table:table-cell table:style-name="Gnumeric-default" office:value-type="float" office:value="0.439">
            <text:p>0.439</text:p>
          </table:table-cell>
          <table:table-cell table:style-name="Gnumeric-default" office:value-type="float" office:value="384">
            <text:p>384</text:p>
          </table:table-cell>
          <table:table-cell table:style-name="ACE-2" office:value-type="time" office:time-value="PT00H03M20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99.450 MHz</text:p>
          </table:table-cell>
          <table:table-cell table:style-name="Gnumeric-default" office:value-type="float" office:value="99.450000000000003">
            <text:p>99.45</text:p>
          </table:table-cell>
          <table:table-cell table:style-name="Gnumeric-default" table:formula="of:=[.D11]*200/50" office:value-type="float" office:value="397.80000000000001">
            <text:p>397.8</text:p>
          </table:table-cell>
          <table:table-cell table:style-name="Gnumeric-default" office:value-type="float" office:value="11.638999999999999">
            <text:p>11.639</text:p>
          </table:table-cell>
          <table:table-cell table:style-name="Gnumeric-default" office:value-type="float" office:value="0.156">
            <text:p>0.156</text:p>
          </table:table-cell>
          <table:table-cell table:style-name="Gnumeric-default" office:value-type="float" office:value="13.819000000000001">
            <text:p>13.819</text:p>
          </table:table-cell>
          <table:table-cell table:style-name="Gnumeric-default" office:value-type="float" office:value="0.379">
            <text:p>0.379</text:p>
          </table:table-cell>
          <table:table-cell table:style-name="Gnumeric-default" office:value-type="float" office:value="384">
            <text:p>384</text:p>
          </table:table-cell>
          <table:table-cell table:style-name="ACE-2" office:value-type="time" office:time-value="PT00H03M13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2.600 MHz</text:p>
          </table:table-cell>
          <table:table-cell table:style-name="Gnumeric-default" office:value-type="float" office:value="82.599999999999994">
            <text:p>82.6</text:p>
          </table:table-cell>
          <table:table-cell table:style-name="Gnumeric-default" table:formula="of:=[.D12]*200/50" office:value-type="float" office:value="330.39999999999998">
            <text:p>330.4</text:p>
          </table:table-cell>
          <table:table-cell table:style-name="Gnumeric-default" office:value-type="float" office:value="10.613">
            <text:p>10.613</text:p>
          </table:table-cell>
          <table:table-cell table:style-name="Gnumeric-default" office:value-type="float" office:value="0.16500000000000001">
            <text:p>0.165</text:p>
          </table:table-cell>
          <table:table-cell table:style-name="Gnumeric-default" office:value-type="float" office:value="12.932">
            <text:p>12.932</text:p>
          </table:table-cell>
          <table:table-cell table:style-name="Gnumeric-default" office:value-type="float" office:value="0.56799999999999995">
            <text:p>0.568</text:p>
          </table:table-cell>
          <table:table-cell table:style-name="Gnumeric-default" office:value-type="float" office:value="385">
            <text:p>385</text:p>
          </table:table-cell>
          <table:table-cell table:style-name="ACE-2" office:value-type="time" office:time-value="PT00H03M41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85.170 MHz</text:p>
          </table:table-cell>
          <table:table-cell table:style-name="Gnumeric-default" office:value-type="float" office:value="85.170000000000002">
            <text:p>85.17</text:p>
          </table:table-cell>
          <table:table-cell table:style-name="Gnumeric-default" table:formula="of:=[.D13]*200/50" office:value-type="float" office:value="340.68000000000001">
            <text:p>340.68</text:p>
          </table:table-cell>
          <table:table-cell table:style-name="Gnumeric-default" office:value-type="float" office:value="10.795999999999999">
            <text:p>10.796</text:p>
          </table:table-cell>
          <table:table-cell table:style-name="Gnumeric-default" office:value-type="float" office:value="0.26400000000000001">
            <text:p>0.264</text:p>
          </table:table-cell>
          <table:table-cell table:style-name="Gnumeric-default" office:value-type="float" office:value="14.882">
            <text:p>14.882</text:p>
          </table:table-cell>
          <table:table-cell table:style-name="Gnumeric-default" office:value-type="float" office:value="0.40300000000000002">
            <text:p>0.403</text:p>
          </table:table-cell>
          <table:table-cell table:style-name="Gnumeric-default" office:value-type="float" office:value="388">
            <text:p>388</text:p>
          </table:table-cell>
          <table:table-cell table:style-name="ACE-2" office:value-type="time" office:time-value="PT00H03M14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94.960 MHz</text:p>
          </table:table-cell>
          <table:table-cell table:style-name="Gnumeric-default" office:value-type="float" office:value="94.959999999999994">
            <text:p>94.96</text:p>
          </table:table-cell>
          <table:table-cell table:style-name="Gnumeric-default" table:formula="of:=[.D14]*200/50" office:value-type="float" office:value="379.83999999999997">
            <text:p>379.84</text:p>
          </table:table-cell>
          <table:table-cell table:style-name="Gnumeric-default" office:value-type="float" office:value="11.401">
            <text:p>11.401</text:p>
          </table:table-cell>
          <table:table-cell table:style-name="Gnumeric-default" office:value-type="float" office:value="0.186">
            <text:p>0.186</text:p>
          </table:table-cell>
          <table:table-cell table:style-name="Gnumeric-default" office:value-type="float" office:value="13.605">
            <text:p>13.605</text:p>
          </table:table-cell>
          <table:table-cell table:style-name="Gnumeric-default" office:value-type="float" office:value="0.311">
            <text:p>0.311</text:p>
          </table:table-cell>
          <table:table-cell table:style-name="Gnumeric-default" office:value-type="float" office:value="384">
            <text:p>384</text:p>
          </table:table-cell>
          <table:table-cell table:style-name="ACE-2" office:value-type="time" office:time-value="PT00H05M14S">
            <text:p>00:05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float" office:value="100.45999999999999">
            <text:p>100.46</text:p>
          </table:table-cell>
          <table:table-cell table:style-name="Gnumeric-default" office:value-type="string">
            <text:p>85.460 MHz</text:p>
          </table:table-cell>
          <table:table-cell table:style-name="Gnumeric-default" office:value-type="float" office:value="85.459999999999994">
            <text:p>85.46</text:p>
          </table:table-cell>
          <table:table-cell table:style-name="Gnumeric-default" table:formula="of:=[.D15]*200/50" office:value-type="float" office:value="341.83999999999997">
            <text:p>341.84</text:p>
          </table:table-cell>
          <table:table-cell table:style-name="Gnumeric-default" office:value-type="float" office:value="10.816000000000001">
            <text:p>10.816</text:p>
          </table:table-cell>
          <table:table-cell table:style-name="Gnumeric-default" office:value-type="float" office:value="0.251">
            <text:p>0.251</text:p>
          </table:table-cell>
          <table:table-cell table:style-name="Gnumeric-default" office:value-type="float" office:value="14.382999999999999">
            <text:p>14.383</text:p>
          </table:table-cell>
          <table:table-cell table:style-name="Gnumeric-default" office:value-type="float" office:value="0.46899999999999997">
            <text:p>0.469</text:p>
          </table:table-cell>
          <table:table-cell table:style-name="Gnumeric-default" office:value-type="float" office:value="384">
            <text:p>384</text:p>
          </table:table-cell>
          <table:table-cell table:style-name="ACE-2" office:value-type="time" office:time-value="PT00H03M59S">
            <text:p>00:0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91.720 MHz</text:p>
          </table:table-cell>
          <table:table-cell table:style-name="Gnumeric-default" office:value-type="float" office:value="91.719999999999999">
            <text:p>91.72</text:p>
          </table:table-cell>
          <table:table-cell table:style-name="Gnumeric-default" table:formula="of:=[.D16]*200/50" office:value-type="float" office:value="366.88">
            <text:p>366.88</text:p>
          </table:table-cell>
          <table:table-cell table:style-name="Gnumeric-default" office:value-type="float" office:value="11.215">
            <text:p>11.215</text:p>
          </table:table-cell>
          <table:table-cell table:style-name="Gnumeric-default" office:value-type="float" office:value="0.16600000000000001">
            <text:p>0.166</text:p>
          </table:table-cell>
          <table:table-cell table:style-name="Gnumeric-default" office:value-type="float" office:value="13.901999999999999">
            <text:p>13.902</text:p>
          </table:table-cell>
          <table:table-cell table:style-name="Gnumeric-default" office:value-type="float" office:value="0.38900000000000001">
            <text:p>0.389</text:p>
          </table:table-cell>
          <table:table-cell table:style-name="Gnumeric-default" office:value-type="float" office:value="385">
            <text:p>385</text:p>
          </table:table-cell>
          <table:table-cell table:style-name="ACE-2" office:value-type="time" office:time-value="PT00H04M15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float" office:value="100.43000000000001">
            <text:p>100.43</text:p>
          </table:table-cell>
          <table:table-cell table:style-name="Gnumeric-default" office:value-type="string">
            <text:p>79.570 MHz</text:p>
          </table:table-cell>
          <table:table-cell table:style-name="Gnumeric-default" office:value-type="float" office:value="79.569999999999993">
            <text:p>79.57</text:p>
          </table:table-cell>
          <table:table-cell table:style-name="Gnumeric-default" table:formula="of:=[.D17]*200/50" office:value-type="float" office:value="318.27999999999997">
            <text:p>318.28</text:p>
          </table:table-cell>
          <table:table-cell table:style-name="Gnumeric-default" office:value-type="float" office:value="10.382999999999999">
            <text:p>10.383</text:p>
          </table:table-cell>
          <table:table-cell table:style-name="Gnumeric-default" office:value-type="float" office:value="0.184">
            <text:p>0.184</text:p>
          </table:table-cell>
          <table:table-cell table:style-name="Gnumeric-default" office:value-type="float" office:value="13.723000000000001">
            <text:p>13.723</text:p>
          </table:table-cell>
          <table:table-cell table:style-name="Gnumeric-default" office:value-type="float" office:value="0.48599999999999999">
            <text:p>0.486</text:p>
          </table:table-cell>
          <table:table-cell table:style-name="Gnumeric-default" office:value-type="float" office:value="383">
            <text:p>383</text:p>
          </table:table-cell>
          <table:table-cell table:style-name="ACE-2" office:value-type="time" office:time-value="PT00H04M21S">
            <text:p>00:04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float" office:value="100.42">
            <text:p>100.42</text:p>
          </table:table-cell>
          <table:table-cell table:style-name="Gnumeric-default" office:value-type="string">
            <text:p>86.510 MHz</text:p>
          </table:table-cell>
          <table:table-cell table:style-name="Gnumeric-default" office:value-type="float" office:value="86.510000000000005">
            <text:p>86.51</text:p>
          </table:table-cell>
          <table:table-cell table:style-name="Gnumeric-default" table:formula="of:=[.D18]*200/50" office:value-type="float" office:value="346.04000000000002">
            <text:p>346.04</text:p>
          </table:table-cell>
          <table:table-cell table:style-name="Gnumeric-default" office:value-type="float" office:value="10.887">
            <text:p>10.887</text:p>
          </table:table-cell>
          <table:table-cell table:style-name="Gnumeric-default" office:value-type="float" office:value="0.17100000000000001">
            <text:p>0.171</text:p>
          </table:table-cell>
          <table:table-cell table:style-name="Gnumeric-default" office:value-type="float" office:value="13.875999999999999">
            <text:p>13.876</text:p>
          </table:table-cell>
          <table:table-cell table:style-name="Gnumeric-default" office:value-type="float" office:value="0.371">
            <text:p>0.371</text:p>
          </table:table-cell>
          <table:table-cell table:style-name="Gnumeric-default" office:value-type="float" office:value="389">
            <text:p>389</text:p>
          </table:table-cell>
          <table:table-cell table:style-name="ACE-2" office:value-type="time" office:time-value="PT00H06M01S">
            <text:p>00:06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5" table:formula="of:=AVERAGE([.E3:.E18])" office:value-type="float" office:value="361.6875">
            <text:p>361.6875</text:p>
          </table:table-cell>
          <table:table-cell table:number-columns-repeated="4" table:style-name="Gnumeric-default"/>
          <table:table-cell table:style-name="ACE-5" table:formula="of:=AVERAGE([.J3:.J18])" office:value-type="float" office:value="385.25">
            <text:p>385.2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5" table:formula="of:=STDEV([.E3:.E18])" office:value-type="float" office:value="30.339438689600048">
            <text:p>30.339438689600048</text:p>
          </table:table-cell>
          <table:table-cell table:number-columns-repeated="4" table:style-name="Gnumeric-default"/>
          <table:table-cell table:style-name="ACE-5" table:formula="of:=STDEV([.J3:.J18])" office:value-type="float" office:value="1.9148542155126762">
            <text:p>1.9148542155126762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ACE-1" office:value-type="string">
            <text:p>Simulation Summary</text:p>
          </table:table-cell>
          <table:table-cell table:number-columns-repeated="3" table:style-name="ACE-1"/>
          <table:table-cell table:style-name="ACE-4"/>
          <table:table-cell table:style-name="ACE-1"/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Execution</text:p>
          </table:table-cell>
          <table:table-cell table:style-name="ACE-1" office:value-type="string">
            <text:p>Duration</text:p>
          </table:table-cell>
          <table:table-cell table:style-name="ACE-1"/>
          <table:table-cell table:style-name="ACE-1" office:value-type="string">
            <text:p>Time (s)</text:p>
          </table:table-cell>
          <table:table-cell table:style-name="ACE-1" office:value-type="string">
            <text:p>Clock cycles</text:p>
          </table:table-cell>
          <table:table-cell table:style-name="ACE-1" office:value-type="string">
            <text:p>Synth time (s)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2.717</text:p>
          </table:table-cell>
          <table:table-cell table:style-name="ACE-1" table:formula="of:=[.B24]*60+[.C24]" office:value-type="float" office:value="22.716999999999999">
            <text:p>22.717</text:p>
          </table:table-cell>
          <table:table-cell table:style-name="ACE-1" office:value-type="float" office:value="16777215">
            <text:p>16777215</text:p>
          </table:table-cell>
          <table:table-cell table:style-name="ACE-1" table:formula="of:=[.E24]/([.E3]*10^6)" office:value-type="float" office:value="0.049766299833887043">
            <text:p>0.04976629983388704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2.683</text:p>
          </table:table-cell>
          <table:table-cell table:style-name="ACE-1" table:formula="of:=[.B25]*60+[.C25]" office:value-type="float" office:value="22.683">
            <text:p>22.683</text:p>
          </table:table-cell>
          <table:table-cell table:style-name="ACE-1" office:value-type="float" office:value="16777215">
            <text:p>16777215</text:p>
          </table:table-cell>
          <table:table-cell table:style-name="ACE-1" table:formula="of:=[.E25]/([.E4]*10^6)" office:value-type="float" office:value="0.044815725504861632">
            <text:p>0.04481572550486163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3">
            <text:p>3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2.730</text:p>
          </table:table-cell>
          <table:table-cell table:style-name="ACE-1" table:formula="of:=[.B26]*60+[.C26]" office:value-type="float" office:value="22.73">
            <text:p>22.73</text:p>
          </table:table-cell>
          <table:table-cell table:style-name="ACE-1" office:value-type="float" office:value="16777215">
            <text:p>16777215</text:p>
          </table:table-cell>
          <table:table-cell table:style-name="ACE-1" table:formula="of:=[.E26]/([.E5]*10^6)" office:value-type="float" office:value="0.041201412082514738">
            <text:p>0.04120141208251474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4">
            <text:p>4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4.826</text:p>
          </table:table-cell>
          <table:table-cell table:style-name="ACE-1" table:formula="of:=[.B27]*60+[.C27]" office:value-type="float" office:value="24.826000000000001">
            <text:p>24.826</text:p>
          </table:table-cell>
          <table:table-cell table:style-name="ACE-1" office:value-type="float" office:value="16777215">
            <text:p>16777215</text:p>
          </table:table-cell>
          <table:table-cell table:style-name="ACE-1" table:formula="of:=[.E27]/([.E6]*10^6)" office:value-type="float" office:value="0.046386902786994026">
            <text:p>0.046386902786994026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5">
            <text:p>5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2.693</text:p>
          </table:table-cell>
          <table:table-cell table:style-name="ACE-1" table:formula="of:=[.B28]*60+[.C28]" office:value-type="float" office:value="22.693000000000001">
            <text:p>22.693</text:p>
          </table:table-cell>
          <table:table-cell table:style-name="ACE-1" office:value-type="float" office:value="16777215">
            <text:p>16777215</text:p>
          </table:table-cell>
          <table:table-cell table:style-name="ACE-1" table:formula="of:=[.E28]/([.E7]*10^6)" office:value-type="float" office:value="0.040167628327906532">
            <text:p>0.04016762832790653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6">
            <text:p>6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4.008</text:p>
          </table:table-cell>
          <table:table-cell table:style-name="ACE-1" table:formula="of:=[.B29]*60+[.C29]" office:value-type="float" office:value="24.007999999999999">
            <text:p>24.008</text:p>
          </table:table-cell>
          <table:table-cell table:style-name="ACE-1" office:value-type="float" office:value="16777215">
            <text:p>16777215</text:p>
          </table:table-cell>
          <table:table-cell table:style-name="ACE-1" table:formula="of:=[.E29]/([.E8]*10^6)" office:value-type="float" office:value="0.050735499576629976">
            <text:p>0.050735499576629976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7">
            <text:p>7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2.688</text:p>
          </table:table-cell>
          <table:table-cell table:style-name="ACE-1" table:formula="of:=[.B30]*60+[.C30]" office:value-type="float" office:value="22.687999999999999">
            <text:p>22.688</text:p>
          </table:table-cell>
          <table:table-cell table:style-name="ACE-1" office:value-type="float" office:value="16777215">
            <text:p>16777215</text:p>
          </table:table-cell>
          <table:table-cell table:style-name="ACE-1" table:formula="of:=[.E30]/([.E9]*10^6)" office:value-type="float" office:value="0.042733609271523178">
            <text:p>0.04273360927152318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8">
            <text:p>8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2.716</text:p>
          </table:table-cell>
          <table:table-cell table:style-name="ACE-1" table:formula="of:=[.B31]*60+[.C31]" office:value-type="float" office:value="22.716000000000001">
            <text:p>22.716</text:p>
          </table:table-cell>
          <table:table-cell table:style-name="ACE-1" office:value-type="float" office:value="16777215">
            <text:p>16777215</text:p>
          </table:table-cell>
          <table:table-cell table:style-name="ACE-1" table:formula="of:=[.E31]/([.E10]*10^6)" office:value-type="float" office:value="0.048782318562456385">
            <text:p>0.048782318562456385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9">
            <text:p>9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2.676</text:p>
          </table:table-cell>
          <table:table-cell table:style-name="ACE-1" table:formula="of:=[.B32]*60+[.C32]" office:value-type="float" office:value="22.675999999999998">
            <text:p>22.676</text:p>
          </table:table-cell>
          <table:table-cell table:style-name="ACE-1" office:value-type="float" office:value="16777215">
            <text:p>16777215</text:p>
          </table:table-cell>
          <table:table-cell table:style-name="ACE-1" table:formula="of:=[.E32]/([.E11]*10^6)" office:value-type="float" office:value="0.042174999999999997">
            <text:p>0.042175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10">
            <text:p>10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2.665</text:p>
          </table:table-cell>
          <table:table-cell table:style-name="ACE-1" table:formula="of:=[.B33]*60+[.C33]" office:value-type="float" office:value="22.664999999999999">
            <text:p>22.665</text:p>
          </table:table-cell>
          <table:table-cell table:style-name="ACE-1" office:value-type="float" office:value="16777215">
            <text:p>16777215</text:p>
          </table:table-cell>
          <table:table-cell table:style-name="ACE-1" table:formula="of:=[.E33]/([.E12]*10^6)" office:value-type="float" office:value="0.050778495762711866">
            <text:p>0.050778495762711866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11">
            <text:p>11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2.714</text:p>
          </table:table-cell>
          <table:table-cell table:style-name="ACE-1" table:formula="of:=[.B34]*60+[.C34]" office:value-type="float" office:value="22.713999999999999">
            <text:p>22.714</text:p>
          </table:table-cell>
          <table:table-cell table:style-name="ACE-1" office:value-type="float" office:value="16777215">
            <text:p>16777215</text:p>
          </table:table-cell>
          <table:table-cell table:style-name="ACE-1" table:formula="of:=[.E34]/([.E13]*10^6)" office:value-type="float" office:value="0.049246257485029941">
            <text:p>0.04924625748502994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12">
            <text:p>12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3.114</text:p>
          </table:table-cell>
          <table:table-cell table:style-name="ACE-1" table:formula="of:=[.B35]*60+[.C35]" office:value-type="float" office:value="23.114000000000001">
            <text:p>23.114</text:p>
          </table:table-cell>
          <table:table-cell table:style-name="ACE-1" office:value-type="float" office:value="16777215">
            <text:p>16777215</text:p>
          </table:table-cell>
          <table:table-cell table:style-name="ACE-1" table:formula="of:=[.E35]/([.E14]*10^6)" office:value-type="float" office:value="0.044169163331929231">
            <text:p>0.04416916333192923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13">
            <text:p>13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2.688</text:p>
          </table:table-cell>
          <table:table-cell table:style-name="ACE-1" table:formula="of:=[.B36]*60+[.C36]" office:value-type="float" office:value="22.687999999999999">
            <text:p>22.688</text:p>
          </table:table-cell>
          <table:table-cell table:style-name="ACE-1" office:value-type="float" office:value="16777215">
            <text:p>16777215</text:p>
          </table:table-cell>
          <table:table-cell table:style-name="ACE-1" table:formula="of:=[.E36]/([.E15]*10^6)" office:value-type="float" office:value="0.04907914521413527">
            <text:p>0.04907914521413527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14">
            <text:p>14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2.679</text:p>
          </table:table-cell>
          <table:table-cell table:style-name="ACE-1" table:formula="of:=[.B37]*60+[.C37]" office:value-type="float" office:value="22.678999999999998">
            <text:p>22.679</text:p>
          </table:table-cell>
          <table:table-cell table:style-name="ACE-1" office:value-type="float" office:value="16777215">
            <text:p>16777215</text:p>
          </table:table-cell>
          <table:table-cell table:style-name="ACE-1" table:formula="of:=[.E37]/([.E16]*10^6)" office:value-type="float" office:value="0.045729434692542523">
            <text:p>0.04572943469254252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15">
            <text:p>15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4.034</text:p>
          </table:table-cell>
          <table:table-cell table:style-name="ACE-1" table:formula="of:=[.B38]*60+[.C38]" office:value-type="float" office:value="24.033999999999999">
            <text:p>24.034</text:p>
          </table:table-cell>
          <table:table-cell table:style-name="ACE-1" office:value-type="float" office:value="16777215">
            <text:p>16777215</text:p>
          </table:table-cell>
          <table:table-cell table:style-name="ACE-1" table:formula="of:=[.E38]/([.E17]*10^6)" office:value-type="float" office:value="0.052712124544426288">
            <text:p>0.05271212454442629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float" office:value="16">
            <text:p>16</text:p>
          </table:table-cell>
          <table:table-cell table:style-name="ACE-1" office:value-type="float" office:value="0">
            <text:p>0</text:p>
          </table:table-cell>
          <table:table-cell table:style-name="ACE-1" office:value-type="string">
            <text:p>22.983</text:p>
          </table:table-cell>
          <table:table-cell table:style-name="ACE-1" table:formula="of:=[.B39]*60+[.C39]" office:value-type="float" office:value="22.983000000000001">
            <text:p>22.983</text:p>
          </table:table-cell>
          <table:table-cell table:style-name="ACE-1" office:value-type="float" office:value="16777215">
            <text:p>16777215</text:p>
          </table:table-cell>
          <table:table-cell table:style-name="ACE-1" table:formula="of:=[.E39]/([.E18]*10^6)" office:value-type="float" office:value="0.048483455669864756">
            <text:p>0.048483455669864756</text:p>
          </table:table-cell>
          <table:table-cell table:number-columns-repeated="250" table:style-name="Gnumeric-default"/>
        </table:table-row>
        <table:table-row table:style-name="AROW-1">
          <table:table-cell table:style-name="ACE-1"/>
          <table:table-cell table:style-name="ACE-3"/>
          <table:table-cell table:style-name="ACE-1"/>
          <table:table-cell table:style-name="ACE-4" table:formula="of:=AVERAGE([.D24:.D39])" office:value-type="float" office:value="23.038374999999998">
            <text:p>23.038375</text:p>
          </table:table-cell>
          <table:table-cell table:style-name="ACE-6"/>
          <table:table-cell table:style-name="ACE-4" table:formula="of:=AVERAGE([.F24:.F39])" office:value-type="float" office:value="0.046685154540463333">
            <text:p>0.04668515454046333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ACE-1"/>
          <table:table-cell table:style-name="ACE-4" table:formula="of:=STDEV([.D24:.D39])" office:value-type="float" office:value="0.65494670266620436">
            <text:p>0.6549467026662044</text:p>
          </table:table-cell>
          <table:table-cell table:style-name="ACE-1"/>
          <table:table-cell table:style-name="ACE-4" table:formula="of:=STDEV([.F24:.F39])" office:value-type="float" office:value="0.0038143072680947541">
            <text:p>0.0038143072680948</text:p>
          </table:table-cell>
          <table:table-cell table:number-columns-repeated="250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language">
      <number:hours number:style="long"/>
      <number:text>:</number:text>
      <number:minutes number:style="long"/>
    </number:time-style>
    <number:time-style style:name="ND-1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2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4-07T13:50:54Z</dc:date>
    <meta:creation-date>2020-04-06T10:10:01Z</meta:creation-date>
    <meta:generator>gnumeric/1.12.35</meta:generator>
  </office:meta>
</office:document-meta>
</file>